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Rounded MT Bold" fo:font-size="160pt" fo:font-weight="normal" style:font-size-asian="160pt" style:font-weight-asian="normal" style:font-size-complex="16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 Rounded MT Bold" fo:font-size="275pt" fo:font-weight="normal" style:font-size-asian="275pt" style:font-weight-asian="normal" style:font-size-complex="275pt" style:font-weight-complex="normal"/>
    </style:style>
    <style:style style:name="T1" style:family="text">
      <style:text-properties fo:font-size="160pt" style:font-size-asian="160pt" style:font-size-complex="16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RRAIN</text:p>
      <text:p text:style-name="P2">1</text:p>
      <text:p text:style-name="P2"><text:soft-page-break/><text:span text:style-name="T1">TERRAIN</text:span></text:p>
      <text:p text:style-name="P2">2</text:p>
      <text:p text:style-name="P2"><text:soft-page-break/><text:span text:style-name="T1">TERRAIN</text:span></text:p>
      <text:p text:style-name="P2"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1.0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L</meta:initial-creator>
    <meta:creation-date>2009-03-26T15:05:08.35</meta:creation-date>
    <meta:printed-by>RL</meta:printed-by>
    <meta:print-date>2009-03-26T15:10:45.35</meta:print-date>
    <meta:document-statistic meta:table-count="0" meta:image-count="0" meta:object-count="0" meta:page-count="3" meta:paragraph-count="6" meta:word-count="6" meta:character-count="24"/>
    <dc:date>2009-03-26T15:12:52.29</dc:date>
    <dc:creator>RL</dc:creator>
    <meta:editing-duration>PT00H07M55S</meta:editing-duration>
    <meta:editing-cycles>1</meta:editing-cycles>
    <meta:generator>OpenOffice.org/3.0$Win32 OpenOffice.org_project/300m9$Build-9358</meta:generator>
  </office:meta>
</office:document-meta>
</file>